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officeooo:rsid="001a8b27" officeooo:paragraph-rsid="001a8b27"/>
    </style:style>
    <style:style style:name="P2" style:family="paragraph" style:parent-style-name="Standard">
      <style:text-properties style:font-name="Arial" officeooo:rsid="001ad6e1" officeooo:paragraph-rsid="001af8ab"/>
    </style:style>
    <style:style style:name="P3" style:family="paragraph" style:parent-style-name="Standard">
      <style:text-properties style:font-name="Arial" officeooo:rsid="001bf6de" officeooo:paragraph-rsid="001bf6de"/>
    </style:style>
    <style:style style:name="P4" style:family="paragraph" style:parent-style-name="Standard">
      <style:text-properties style:font-name="Arial" officeooo:rsid="001e6426" officeooo:paragraph-rsid="001e6426"/>
    </style:style>
    <style:style style:name="T1" style:family="text">
      <style:text-properties officeooo:rsid="001af8ab"/>
    </style:style>
    <style:style style:name="T2" style:family="text">
      <style:text-properties officeooo:rsid="001d7c88"/>
    </style:style>
    <style:style style:name="T3" style:family="text">
      <style:text-properties officeooo:rsid="001e642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rian KYANJO</text:p>
      <text:p text:style-name="P1">COMPUT <text:s/>601</text:p>
      <text:p text:style-name="P1">Synthesis Paper</text:p>
      <text:p text:style-name="P1">November 6, 2020</text:p>
      <text:p text:style-name="P1"/>
      <text:p text:style-name="P1"/>
      <text:p text:style-name="P2">Being in a pandemic season, <text:span text:style-name="T1">e</text:span>lection infrastructure is key <text:span text:style-name="T1">in the </text:span><text:s/><text:span text:style-name="T1">in</text:span>coming <text:s/><text:span text:style-name="T1">presidential elections. </text:span><text:s/><text:span text:style-name="T1">Since September, announcements and awareness raised by <text:s/>the Federal Bureau of Investigation (FBI) and Cybersecurity and Infrastructure </text:span>Security Agency (CISA) <text:span text:style-name="T1">have indicated that the Distributed Denial of Service (DDoS) attacks on election infrastructure can hinder registration of voters and also access to already registered information. This is a major threat to internal systems that manage the data base for all potential voters. On that note the FBI and CISA are working closely with all responsible persons across all regions to make sure that the election preparation process is not compromised by an external </text:span><text:span text:style-name="T3">C</text:span><text:span text:style-name="T1">yber intruders.</text:span></text:p>
      <text:p text:style-name="P2"/>
      <text:p text:style-name="P3">According to the US intelligence agencies, conclusions have been made that the 2016 elections where attacked by the Russian officials. This has potentially lowered confidence in the incoming election, however the federal state and local governments have continued to harden the election infrastructure to prevent attacks. This has been done by increasing the budget for the incoming elections to be able to avail more resources to the electrol committee and also officials across all the regions, even though experts claim that the budget is not enough to cover all projected costs during the elections.</text:p>
      <text:p text:style-name="P3"/>
      <text:p text:style-name="P3"/>
      <text:p text:style-name="P3">Social media, websites, and many other platforms have done a great job in the previous month in distributing and circulating false information, this has raised concern to the voters that even durring the voting period false information may remain circulating which may hinder awareness of about <text:span text:style-name="T2">the progress of the elections. CISA has availed a specific protected <text:s/>platform that will provide live updates and feeds about the progress of the election all over all regions, this some one will help different bodies from different regions to keep track of the actual leading and loosing party. By providing this credible information, confidence in results from the elections will be raised.</text:span></text:p>
      <text:p text:style-name="P3"/>
      <text:p text:style-name="P4">Talks form Congressional speakers reviled that technical controls and tools needed to protect elections from hackers and Cyber threats are not available, and funds to facilitate these controls are also not enough. So this puts at risk voters information and level of integrity of the states elections, However many bodies: United States Government (USG) and all local governments have committed them self to support the election process in their means even though the budget fails their needs.</text:p>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6T20:12:32.458510714</meta:creation-date>
    <dc:date>2020-11-06T22:13:23.022646639</dc:date>
    <meta:editing-duration>PT15M14S</meta:editing-duration>
    <meta:editing-cycles>2</meta:editing-cycles>
    <meta:generator>LibreOffice/6.4.2.2$Linux_X86_64 LibreOffice_project/40$Build-2</meta:generator>
    <meta:document-statistic meta:table-count="0" meta:image-count="0" meta:object-count="0" meta:page-count="1" meta:paragraph-count="8" meta:word-count="398" meta:character-count="2572" meta:non-whitespace-character-count="2176"/>
  </office:meta>
</office:document-meta>
</file>